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ira Sans" svg:font-family="'Fira Sans'"/>
    <style:font-face style:name="Inter Tight" svg:font-family="'Inter Tight', sans-serif"/>
    <style:font-face style:name="Lato" svg:font-family="Lato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6">
      <style:paragraph-properties fo:margin-top="0cm" fo:margin-bottom="0cm" loext:contextual-spacing="false" fo:line-height="150%" fo:padding="0cm" fo:border="none"/>
    </style:style>
    <style:style style:name="P2" style:family="paragraph" style:parent-style-name="Standard">
      <style:text-properties fo:font-size="16pt" officeooo:rsid="001dc8ce" officeooo:paragraph-rsid="001dc8ce" style:font-size-asian="16pt" style:font-size-complex="16pt"/>
    </style:style>
    <style:style style:name="P3" style:family="paragraph" style:parent-style-name="Standard">
      <style:text-properties fo:font-size="16pt" officeooo:rsid="001c01b6" officeooo:paragraph-rsid="001c01b6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30pt" officeooo:rsid="001fb0d8" officeooo:paragraph-rsid="002291e0" style:font-size-asian="30pt" style:font-size-complex="30pt"/>
    </style:style>
    <style:style style:name="P5" style:family="paragraph" style:parent-style-name="Standard">
      <style:text-properties fo:font-size="30pt" officeooo:rsid="001fb0d8" officeooo:paragraph-rsid="002291e0" style:font-size-asian="30pt" style:font-size-complex="30pt"/>
    </style:style>
    <style:style style:name="P6" style:family="paragraph" style:parent-style-name="Standard">
      <style:text-properties fo:font-size="30pt" officeooo:rsid="001dd710" officeooo:paragraph-rsid="002291e0" style:font-size-asian="30pt" style:font-size-complex="30pt"/>
    </style:style>
    <style:style style:name="P7" style:family="paragraph" style:parent-style-name="Standard">
      <style:paragraph-properties fo:text-align="center" style:justify-single-word="false"/>
      <style:text-properties fo:font-size="40pt" officeooo:rsid="001dd710" officeooo:paragraph-rsid="002291e0" style:font-size-asian="40pt" style:font-size-complex="40pt"/>
    </style:style>
    <style:style style:name="P8" style:family="paragraph" style:parent-style-name="Standard">
      <style:text-properties fo:font-size="40pt" officeooo:rsid="001dd710" officeooo:paragraph-rsid="002291e0" style:font-size-asian="40pt" style:font-size-complex="40pt"/>
    </style:style>
    <style:style style:name="P9" style:family="paragraph" style:parent-style-name="Standard">
      <style:text-properties officeooo:rsid="001dd710" officeooo:paragraph-rsid="002291e0"/>
    </style:style>
    <style:style style:name="P10" style:family="paragraph" style:parent-style-name="Standard">
      <style:paragraph-properties fo:text-align="center" style:justify-single-word="false"/>
      <style:text-properties fo:font-size="35pt" officeooo:rsid="001dd710" officeooo:paragraph-rsid="002291e0" style:font-size-asian="35pt" style:font-size-complex="35pt"/>
    </style:style>
    <style:style style:name="P11" style:family="paragraph" style:parent-style-name="Standard">
      <style:paragraph-properties fo:margin-left="0cm" fo:margin-right="0cm" fo:orphans="2" fo:widows="2" fo:text-indent="0cm" style:auto-text-indent="false"/>
      <style:text-properties fo:font-size="16pt" style:font-size-asian="16pt" style:font-size-complex="16pt" loext:padding="0cm" loext:border="none"/>
    </style:style>
    <style:style style:name="P12" style:family="paragraph" style:parent-style-name="Text_20_body">
      <style:text-properties fo:font-size="16pt" style:font-size-asian="16pt" style:font-size-complex="16pt"/>
    </style:style>
    <style:style style:name="P13" style:family="paragraph" style:parent-style-name="Text_20_body">
      <style:text-properties fo:font-size="16pt" officeooo:rsid="001c01b6" officeooo:paragraph-rsid="001c01b6" style:font-size-asian="16pt" style:font-size-complex="16pt"/>
    </style:style>
    <style:style style:name="P14" style:family="paragraph" style:parent-style-name="Text_20_body">
      <style:text-properties fo:font-size="16pt" officeooo:rsid="001c01b6" officeooo:paragraph-rsid="002168ab" style:font-size-asian="16pt" style:font-size-complex="16pt"/>
    </style:style>
    <style:style style:name="P15" style:family="paragraph" style:parent-style-name="Text_20_body">
      <style:text-properties fo:font-size="16pt" officeooo:rsid="002168ab" officeooo:paragraph-rsid="002168ab" style:font-size-asian="16pt" style:font-size-complex="16pt"/>
    </style:style>
    <style:style style:name="P16" style:family="paragraph" style:parent-style-name="Text_20_body">
      <style:text-properties fo:font-size="16pt" officeooo:rsid="002237a4" officeooo:paragraph-rsid="002237a4" style:font-size-asian="16pt" style:font-size-complex="16pt"/>
    </style:style>
    <style:style style:name="P17" style:family="paragraph" style:parent-style-name="Text_20_body">
      <style:text-properties officeooo:paragraph-rsid="002168ab"/>
    </style:style>
    <style:style style:name="P18" style:family="paragraph" style:parent-style-name="Text_20_body">
      <style:text-properties officeooo:rsid="002291e0" officeooo:paragraph-rsid="002291e0"/>
    </style:style>
    <style:style style:name="P19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ffffff" style:text-line-through-style="none" style:text-line-through-type="none" style:font-name="Lato" fo:font-size="13.5pt" fo:letter-spacing="normal" fo:font-style="normal" style:text-underline-style="none" fo:font-weight="normal" officeooo:rsid="002168ab" style:text-blinking="false" fo:background-color="#ffffff" style:font-size-asian="16pt" style:font-size-complex="16pt" loext:padding-left="1.323cm" loext:padding-right="1.323cm" loext:padding-top="0.529cm" loext:padding-bottom="0.529cm" loext:border="1.5pt solid #ffffff"/>
    </style:style>
    <style:style style:name="T1" style:family="text">
      <style:text-properties fo:font-variant="normal" fo:text-transform="none" fo:color="#000000" style:text-line-through-style="none" style:text-line-through-type="none" style:font-name="Inter Tight" fo:font-size="16pt" fo:font-style="normal" style:text-underline-style="none" fo:font-weight="bold" style:text-blinking="false" style:font-size-asian="16pt" style:font-size-complex="16pt" loext:padding="0cm" loext:border="none"/>
    </style:style>
    <style:style style:name="T2" style:family="text">
      <style:text-properties officeooo:rsid="00207425"/>
    </style:style>
    <style:style style:name="T3" style:family="text">
      <style:text-properties officeooo:rsid="002168ab"/>
    </style:style>
    <style:style style:name="T4" style:family="text">
      <style:text-properties officeooo:rsid="002237a4"/>
    </style:style>
    <style:style style:name="T5" style:family="text">
      <style:text-properties officeooo:rsid="001f1865"/>
    </style:style>
    <style:style style:name="T6" style:family="text">
      <style:text-properties officeooo:rsid="00238af5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fo:background-color="transparent" fo:margin-left="0cm" fo:margin-right="0cm" style:editable="false">
        <style:columns fo:column-count="1" fo:column-gap="0cm"/>
        <style:background-image/>
      </style:section-properties>
    </style: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www.festabemfeita.com.br/party_organizers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LANEJAMENTO DE SITE</text:p>
      <text:p text:style-name="P2"/>
      <text:p text:style-name="P2">layout</text:p>
      <text:p text:style-name="P2">paleta de cores</text:p>
      <text:p text:style-name="P2">fontes – <text:span text:style-name="T6">ARIAL, HELVETICA, SANS-SERIF</text:span></text:p>
      <text:p text:style-name="P3"/>
      <text:p text:style-name="P3"/>
      <text:p text:style-name="P3"/>
      <text:p text:style-name="P3"/>
      <text:p text:style-name="P3"/>
      <text:p text:style-name="P3"/>
      <text:p text:style-name="P3">PERGUNTAS FREQUENTES</text:p>
      <text:p text:style-name="P3"/>
      <text:p text:style-name="P3"/>
      <text:p text:style-name="P3"/>
      <text:section text:style-name="Sect1" text:name="bootstrap-accordion_3">
        <text:section text:style-name="Sect2" text:name="headingOne">
          <text:h text:style-name="P1" text:outline-level="6"><text:a xlink:type="simple" xlink:href="https://a.mobirise.com/app/builder/index.html#collapse1_3" text:style-name="Internet_20_link" text:visited-style-name="Visited_20_Internet_20_Link"><text:span text:style-name="T1">Como funciona o serviço de montagem?</text:span></text:a></text:h>
        </text:section>
        <text:section text:style-name="Sect2" text:name="Seção1">
          <text:h text:style-name="P1" text:outline-level="6"><text:bookmark text:name="headingOne"/><text:a xlink:type="simple" xlink:href="https://a.mobirise.com/app/builder/index.html#collapse2_3" text:style-name="Internet_20_link" text:visited-style-name="Visited_20_Internet_20_Link"><text:span text:style-name="T1">Quais tipos de festas vocês atendem?</text:span></text:a></text:h>
        </text:section>
        <text:section text:style-name="Sect2" text:name="Seção2">
          <text:h text:style-name="P1" text:outline-level="6"><text:bookmark text:name="headingOne1"/><text:a xlink:type="simple" xlink:href="https://a.mobirise.com/app/builder/index.html#collapse3_3" text:style-name="Internet_20_link" text:visited-style-name="Visited_20_Internet_20_Link"><text:span text:style-name="T1">Posso personalizar a decoração?</text:span></text:a></text:h>
        </text:section>
        <text:section text:style-name="Sect2" text:name="Seção3">
          <text:h text:style-name="P1" text:outline-level="6"><text:bookmark text:name="headingOne2"/><text:a xlink:type="simple" xlink:href="https://a.mobirise.com/app/builder/index.html#collapse4_3" text:style-name="Internet_20_link" text:visited-style-name="Visited_20_Internet_20_Link"><text:span text:style-name="T1">Qual é o prazo para encomendas?</text:span></text:a></text:h>
        </text:section>
        <text:section text:style-name="Sect2" text:name="Seção4">
          <text:h text:style-name="P1" text:outline-level="6"><text:bookmark text:name="headingOne3"/><text:a xlink:type="simple" xlink:href="https://a.mobirise.com/app/builder/index.html#collapse5_3" text:style-name="Internet_20_link" text:visited-style-name="Visited_20_Internet_20_Link"><text:span text:style-name="T1">Vocês oferecem entrega dos produtos?</text:span></text:a></text:h>
        </text:section>
      </text:section>
      <text:p text:style-name="P11"/>
      <text:p text:style-name="P13"/>
      <text:p text:style-name="P16">Não importa o motivo ou o tamanho da comemoração.</text:p>
      <text:p text:style-name="P14">Do seu Chá de Bebê à sua festa <text:span text:style-name="T2">mais </text:span><text:span text:style-name="T3">(duradoura) l</text:span><text:span text:style-name="T2">ongeva</text:span>. </text:p>
      <text:p text:style-name="P14"><text:span text:style-name="T4">Sempre bem feita - </text:span>Cada festa, <text:span text:style-name="T2">sonho </text:span><text:span text:style-name="T3">a ser realizado </text:span><text:span text:style-name="T4">e</text:span><text:span text:style-name="T2"> </text:span>uma história única!</text:p>
      <text:p text:style-name="P16">Sua festa começa aqui <text:s/>na FESTAS + FESTAS.</text:p>
      <text:p text:style-name="P19"/>
      <text:p text:style-name="P15"/>
      <text:p text:style-name="P15"><text:soft-page-break/></text:p>
      <text:p text:style-name="P15">QUEM SOMOS</text:p>
      <text:p text:style-name="P15">A solução completa para ajudar você a organizar vários aspectos do seu evento, garantindo que cada detalhe seja tratado com cuidado, eficiência e que seja sua cara.</text:p>
      <text:p text:style-name="P12">Seja um aniversário, chá de bebê, ou qualquer outro evento, a <text:span text:style-name="T3">Festas+Festas</text:span> oferece tá<text:span text:style-name="T3"> você </text:span>as ferramentas necessárias para organizar e compartilhar cada detalhe da sua festa.</text:p>
      <text:p text:style-name="P12"/>
      <text:p text:style-name="P15">CONTATO</text:p>
      <text:p text:style-name="P15">Ficou com alguma dúvida?</text:p>
      <text:p text:style-name="P17"><text:span text:style-name="T3">Q</text:span>uer compartilhar algo conosco? </text:p>
      <text:p text:style-name="P17">Preencha o formulário para enviar sua dúvida, elogio, sugestão, reclamação ou dica do que gostaria de ver por aqui. Entraremos em contato rapidinho!</text:p>
      <text:p text:style-name="Text_20_body"><text:a xlink:type="simple" xlink:href="https://api.whatsapp.com/send/?phone=555499148420&amp;text=Olá%2C+eu+gostaria+de+saber+mais+sobre+a+Hapy.+&amp;type=phone_number&amp;app_absent=0" office:target-frame-name="_blank" xlink:show="new" text:style-name="Internet_20_link" text:visited-style-name="Visited_20_Internet_20_Link">(54) 9 9914-8420</text:a></text:p>
      <text:p text:style-name="Text_20_body"><text:a xlink:type="simple" xlink:href="mailto:atendimento@hapy.com.br" text:style-name="Internet_20_link" text:visited-style-name="Visited_20_Internet_20_Link">atendimento@hapy.com.br</text:a></text:p>
      <text:p text:style-name="Text_20_body"/>
      <text:p text:style-name="P18">PALETAS: #33993F - #49EBD2 #EB9721</text:p>
      <text:p text:style-name="Text_20_body"/>
      <text:p text:style-name="P7">SITES IMPORTANTES</text:p>
      <text:p text:style-name="P9"/>
      <text:p text:style-name="P10">PARA CORES</text:p>
      <text:p text:style-name="P8"/>
      <text:p text:style-name="P6">1 - ADOBE COLOR – monta paletas, <text:span text:style-name="T5">extrai </text:span>cores de uma foto, logo, etc … </text:p>
      <text:p text:style-name="P6"><text:soft-page-break/>2 – PALETTON.com – monta paletas e site com as cores.</text:p>
      <text:p text:style-name="P6"/>
      <text:p text:style-name="P4">CAPTURA DE CORES</text:p>
      <text:p text:style-name="P5">-Quando se gosta de uma cor de site – usar o COLLORZILA (já instalado).</text:p>
      <text:p text:style-name="P5"/>
      <text:p text:style-name="P5">- No GIMP, também tem como montar paletas.</text:p>
      <text:p text:style-name="P5"/>
      <text:p text:style-name="P5">- Collors.com – já abre com 5 paletas</text:p>
      <text:p text:style-name="P15"/>
      <text:p text:style-name="P15"/>
      <text:p text:style-name="P12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ira Sans" svg:font-family="'Fira Sans'"/>
    <style:font-face style:name="Inter Tight" svg:font-family="'Inter Tight', sans-serif"/>
    <style:font-face style:name="Lato" svg:font-family="Lato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Lohit Devanagari" style:font-family-complex="'Lohit Devanagari'" style:font-family-generic-complex="system" style:font-pitch-complex="variable" style:font-size-complex="7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11T13:44:37.282817741</meta:creation-date>
    <dc:date>2024-11-15T01:50:59.204185093</dc:date>
    <meta:editing-duration>PT58M4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3" meta:paragraph-count="33" meta:word-count="237" meta:character-count="1441" meta:non-whitespace-character-count="1225"/>
  </office:meta>
</office:document-meta>
</file>